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noto sans" svg:font-family="'noto sans', 'helvetica neue', helvetica, arial, sans-serif"/>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font-style="italic" officeooo:rsid="0013b35d" officeooo:paragraph-rsid="0013b35d" style:font-style-asian="italic" style:font-style-complex="italic"/>
    </style:style>
    <style:style style:name="P3" style:family="paragraph" style:parent-style-name="Header">
      <style:text-properties fo:font-style="italic" officeooo:rsid="0013b35d" officeooo:paragraph-rsid="001867df" style:font-style-asian="italic" style:font-style-complex="italic"/>
    </style:style>
    <style:style style:name="P4" style:family="paragraph" style:parent-style-name="Standard">
      <style:paragraph-properties fo:break-before="page"/>
      <style:text-properties officeooo:rsid="00150b9f" officeooo:paragraph-rsid="00150b9f"/>
    </style:style>
    <style:style style:name="P5" style:family="paragraph" style:parent-style-name="Standard">
      <style:text-properties officeooo:rsid="00150b9f" officeooo:paragraph-rsid="00150b9f"/>
    </style:style>
    <style:style style:name="P6" style:family="paragraph" style:parent-style-name="Text_20_body">
      <style:paragraph-properties fo:padding="0.049cm" fo:border="0.06pt solid #d9d9e3"/>
    </style:style>
    <style:style style:name="P7" style:family="paragraph" style:parent-style-name="Text_20_body">
      <style:text-properties officeooo:rsid="00150b9f" officeooo:paragraph-rsid="00150b9f"/>
    </style:style>
    <style:style style:name="P8" style:family="paragraph" style:parent-style-name="Text_20_body">
      <style:paragraph-properties fo:padding="0.049cm" fo:border="0.06pt solid #d9d9e3"/>
      <style:text-properties officeooo:rsid="00150b9f"/>
    </style:style>
    <style:style style:name="T1" style:family="text">
      <style:text-properties loext:padding="0.049cm" loext:border="0.06pt solid #d9d9e3"/>
    </style:style>
    <style:style style:name="T2" style:family="text">
      <style:text-properties officeooo:rsid="00151414"/>
    </style:style>
    <style:style style:name="T3" style:family="text">
      <style:text-properties officeooo:rsid="0016f151"/>
    </style:style>
    <style:style style:name="T4" style:family="text">
      <style:text-properties officeooo:rsid="0019d0b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Strong_20_Emphasis"><text:span text:style-name="T1">Pregunta 1:</text:span></text:span> ¿Qué es un paquete Debian en el contexto de sistemas Linux?</text:p>
      <text:p text:style-name="P6"><text:span text:style-name="Strong_20_Emphasis"><text:span text:style-name="T1">Respuesta 1:</text:span></text:span> Un paquete Debian es un archivo que contiene software y metadatos relacionados con su instalación en sistemas Debian y sus derivados.</text:p>
      <text:p text:style-name="Horizontal_20_Line"/>
      <text:p text:style-name="P6"><text:span text:style-name="Strong_20_Emphasis"><text:span text:style-name="T1">Pregunta 2:</text:span></text:span> ¿Cuál es la extensión común de los archivos de paquetes Debian?</text:p>
      <text:p text:style-name="P6"><text:span text:style-name="Strong_20_Emphasis"><text:span text:style-name="T1">Respuesta 2:</text:span></text:span> La extensión común de los archivos de paquetes Debian es ".deb".</text:p>
      <text:p text:style-name="Horizontal_20_Line"/>
      <text:p text:style-name="P6"><text:span text:style-name="Strong_20_Emphasis"><text:span text:style-name="T1">Pregunta 3:</text:span></text:span> ¿Cuál es la utilidad principal de <text:span text:style-name="Source_20_Text"><text:span text:style-name="T1">dpkg</text:span></text:span> en la gestión de paquetes Debian?</text:p>
      <text:p text:style-name="P6"><text:span text:style-name="Strong_20_Emphasis"><text:span text:style-name="T1">Respuesta 3:</text:span></text:span> <text:span text:style-name="Source_20_Text"><text:span text:style-name="T1">dpkg</text:span></text:span> es una herramienta que se utiliza para instalar, desinstalar y administrar paquetes Debian en un sistema.</text:p>
      <text:p text:style-name="Horizontal_20_Line"/>
      <text:p text:style-name="P6"><text:span text:style-name="Strong_20_Emphasis"><text:span text:style-name="T1">Pregunta 4:</text:span></text:span> ¿Cuál es el comando para instalar un paquete Debian desde un archivo ".deb"?</text:p>
      <text:p text:style-name="P6"><text:span text:style-name="Strong_20_Emphasis"><text:span text:style-name="T1">Respuesta 4:</text:span></text:span> El comando para instalar un paquete Debian desde un archivo ".deb" es <text:span text:style-name="Source_20_Text"><text:span text:style-name="T1">dpkg -i nombre_paquete.deb</text:span></text:span>.</text:p>
      <text:p text:style-name="Horizontal_20_Line"/>
      <text:p text:style-name="P6"><text:span text:style-name="Strong_20_Emphasis"><text:span text:style-name="T1">Pregunta 5:</text:span></text:span> ¿Qué hace el comando <text:span text:style-name="Source_20_Text"><text:span text:style-name="T1">dpkg -l</text:span></text:span> en un sistema Debian?</text:p>
      <text:p text:style-name="P6"><text:span text:style-name="Strong_20_Emphasis"><text:span text:style-name="T1">Respuesta 5:</text:span></text:span> El comando <text:span text:style-name="Source_20_Text"><text:span text:style-name="T1">dpkg -l</text:span></text:span> muestra una lista de todos los paquetes instalados en el sistema.</text:p>
      <text:p text:style-name="Horizontal_20_Line"/>
      <text:p text:style-name="P6"><text:span text:style-name="Strong_20_Emphasis"><text:span text:style-name="T1">Pregunta 6:</text:span></text:span> ¿Cuál es el propósito de <text:span text:style-name="Source_20_Text"><text:span text:style-name="T1">apt</text:span></text:span> en Debian y sus derivados?</text:p>
      <text:p text:style-name="P6"><text:span text:style-name="Strong_20_Emphasis"><text:span text:style-name="T1">Respuesta 6:</text:span></text:span> <text:span text:style-name="Source_20_Text"><text:span text:style-name="T1">apt</text:span></text:span> es un conjunto de herramientas que se utiliza para gestionar paquetes en sistemas Debian y sus derivados, incluyendo la instalación, actualización y eliminación de paquetes.</text:p>
      <text:p text:style-name="Horizontal_20_Line"/>
      <text:p text:style-name="P6"><text:span text:style-name="Strong_20_Emphasis"><text:span text:style-name="T1">Pregunta 7:</text:span></text:span> ¿Cuál es el comando para buscar paquetes disponibles en los repositorios de Debian usando <text:span text:style-name="Source_20_Text"><text:span text:style-name="T1">apt</text:span></text:span>?</text:p>
      <text:p text:style-name="P6"><text:span text:style-name="Strong_20_Emphasis"><text:span text:style-name="T1">Respuesta 7:</text:span></text:span> El comando para buscar paquetes disponibles en los repositorios de Debian usando <text:span text:style-name="Source_20_Text"><text:span text:style-name="T1">apt</text:span></text:span> es <text:span text:style-name="Source_20_Text"><text:span text:style-name="T1">apt search nombre_paquete</text:span></text:span>.</text:p>
      <text:p text:style-name="Horizontal_20_Line"><text:soft-page-break/></text:p>
      <text:p text:style-name="P6"><text:span text:style-name="Strong_20_Emphasis"><text:span text:style-name="T1">Pregunta 8:</text:span></text:span> ¿Cómo se puede actualizar la lista de paquetes disponibles en los repositorios usando <text:span text:style-name="Source_20_Text"><text:span text:style-name="T1">apt</text:span></text:span>?</text:p>
      <text:p text:style-name="P6"><text:span text:style-name="Strong_20_Emphasis"><text:span text:style-name="T1">Respuesta 8:</text:span></text:span> Se puede actualizar la lista de paquetes disponibles en los repositorios usando el comando <text:span text:style-name="Source_20_Text"><text:span text:style-name="T1">apt update</text:span></text:span>.</text:p>
      <text:p text:style-name="Horizontal_20_Line"/>
      <text:p text:style-name="P6"><text:span text:style-name="Strong_20_Emphasis"><text:span text:style-name="T1">Pregunta 9:</text:span></text:span> ¿Cuál es el comando para instalar un paquete usando <text:span text:style-name="Source_20_Text"><text:span text:style-name="T1">apt</text:span></text:span>?</text:p>
      <text:p text:style-name="P6"><text:span text:style-name="Strong_20_Emphasis"><text:span text:style-name="T1">Respuesta 9:</text:span></text:span> El comando para instalar un paquete usando <text:span text:style-name="Source_20_Text"><text:span text:style-name="T1">apt</text:span></text:span> es <text:span text:style-name="Source_20_Text"><text:span text:style-name="T1">apt install nombre_paquete</text:span></text:span>.</text:p>
      <text:p text:style-name="Horizontal_20_Line"/>
      <text:p text:style-name="P6"><text:span text:style-name="Strong_20_Emphasis"><text:span text:style-name="T1">Pregunta 10:</text:span></text:span> ¿Cuál es el comando para eliminar un paquete y sus archivos de configuración usando <text:span text:style-name="Source_20_Text"><text:span text:style-name="T1">apt</text:span></text:span>?</text:p>
      <text:p text:style-name="P6"><text:span text:style-name="Strong_20_Emphasis"><text:span text:style-name="T1">Respuesta 10:</text:span></text:span> El comando para eliminar un paquete y sus archivos de configuración usando <text:span text:style-name="Source_20_Text"><text:span text:style-name="T1">apt</text:span></text:span> es <text:span text:style-name="Source_20_Text"><text:span text:style-name="T1">apt purge nombre_paquete</text:span></text:span>.</text:p>
      <text:p text:style-name="Horizontal_20_Line"/>
      <text:p text:style-name="P6"><text:span text:style-name="Strong_20_Emphasis"><text:span text:style-name="T1">Pregunta 11:</text:span></text:span> ¿Qué es un repositorio de paquetes en Debian y por qué son importantes?</text:p>
      <text:p text:style-name="P6"><text:span text:style-name="Strong_20_Emphasis"><text:span text:style-name="T1">Respuesta 11:</text:span></text:span> Un repositorio de paquetes en Debian es un servidor que almacena paquetes de software disponibles para su instalación. Son importantes porque permiten la distribución y actualización centralizada de software.</text:p>
      <text:p text:style-name="Horizontal_20_Line"/>
      <text:p text:style-name="P6"><text:span text:style-name="Strong_20_Emphasis"><text:span text:style-name="T1">Pregunta 12:</text:span></text:span> ¿Cuál es el archivo principal de configuración de <text:span text:style-name="Source_20_Text"><text:span text:style-name="T1">apt</text:span></text:span> en Debian?</text:p>
      <text:p text:style-name="P6"><text:span text:style-name="Strong_20_Emphasis"><text:span text:style-name="T1">Respuesta 12:</text:span></text:span> El archivo principal de configuración de <text:span text:style-name="Source_20_Text"><text:span text:style-name="T1">apt</text:span></text:span> en Debian es <text:span text:style-name="Source_20_Text"><text:span text:style-name="T1">/etc/apt/sources.list</text:span></text:span>.</text:p>
      <text:p text:style-name="Horizontal_20_Line"/>
      <text:p text:style-name="P6"><text:span text:style-name="Strong_20_Emphasis"><text:span text:style-name="T1">Pregunta 13:</text:span></text:span> ¿Qué es el "pinning" en la gestión de paquetes Debian?</text:p>
      <text:p text:style-name="P6"><text:span text:style-name="Strong_20_Emphasis"><text:span text:style-name="T1">Respuesta 13:</text:span></text:span> El "pinning" es una técnica que permite priorizar ciertos paquetes de Debian sobre otros en función de reglas específicas, como la versión o la fuente.</text:p>
      <text:p text:style-name="Horizontal_20_Line"/>
      <text:p text:style-name="P6"><text:soft-page-break/><text:span text:style-name="Strong_20_Emphasis"><text:span text:style-name="T1">Pregunta 14:</text:span></text:span> ¿Cuál es el comando para actualizar todos los paquetes instalados en un sistema Debian usando <text:span text:style-name="Source_20_Text"><text:span text:style-name="T1">apt</text:span></text:span>?</text:p>
      <text:p text:style-name="P6"><text:span text:style-name="Strong_20_Emphasis"><text:span text:style-name="T1">Respuesta 14:</text:span></text:span> El comando para actualizar todos los paquetes instalados en un sistema Debian usando <text:span text:style-name="Source_20_Text"><text:span text:style-name="T1">apt</text:span></text:span> es <text:span text:style-name="Source_20_Text"><text:span text:style-name="T1">apt upgrade</text:span></text:span>.</text:p>
      <text:p text:style-name="Horizontal_20_Line"/>
      <text:p text:style-name="P6"><text:span text:style-name="Strong_20_Emphasis"><text:span text:style-name="T1">Pregunta 15:</text:span></text:span> ¿Qué es un metapaquete en Debian y cuál es su propósito?</text:p>
      <text:p text:style-name="P6"><text:span text:style-name="Strong_20_Emphasis"><text:span text:style-name="T1">Respuesta 15:</text:span></text:span> Un metapaquete en Debian es un paquete que no contiene software real, sino que es un paquete vacío que depende de otros paquetes. Su propósito es facilitar la instalación de un conjunto de paquetes relacionados con una tarea o aplicación específica.</text:p>
      <text:p text:style-name="Horizontal_20_Line"/>
      <text:p text:style-name="P6"><text:span text:style-name="Strong_20_Emphasis"><text:span text:style-name="T1">Pregunta 16:</text:span></text:span> ¿Cuál es el comando para eliminar un paquete sin eliminar sus archivos de configuración usando <text:span text:style-name="Source_20_Text"><text:span text:style-name="T1">apt</text:span></text:span>?</text:p>
      <text:p text:style-name="P6"><text:span text:style-name="Strong_20_Emphasis"><text:span text:style-name="T1">Respuesta 16:</text:span></text:span> El comando para eliminar un paquete sin eliminar sus archivos de configuración usando <text:span text:style-name="Source_20_Text"><text:span text:style-name="T1">apt</text:span></text:span> es <text:span text:style-name="Source_20_Text"><text:span text:style-name="T1">apt remove nombre_paquete</text:span></text:span>.</text:p>
      <text:p text:style-name="Horizontal_20_Line"/>
      <text:p text:style-name="P6"><text:span text:style-name="Strong_20_Emphasis"><text:span text:style-name="T1">Pregunta 17:</text:span></text:span> ¿Cuál es el propósito de <text:span text:style-name="Source_20_Text"><text:span text:style-name="T1">apt-get</text:span></text:span> en Debian?</text:p>
      <text:p text:style-name="P6"><text:span text:style-name="Strong_20_Emphasis"><text:span text:style-name="T1">Respuesta 17:</text:span></text:span> <text:span text:style-name="Source_20_Text"><text:span text:style-name="T1">apt-get</text:span></text:span> es una herramienta de línea de comandos que se utiliza para gestionar paquetes en sistemas Debian y sus derivados, proporcionando funciones de instalación, actualización y eliminación de paquetes.</text:p>
      <text:p text:style-name="Horizontal_20_Line"/>
      <text:p text:style-name="P6"><text:span text:style-name="Strong_20_Emphasis"><text:span text:style-name="T1">Pregunta 18:</text:span></text:span> ¿Cuál es el archivo de caché de paquetes descargados por <text:span text:style-name="Source_20_Text"><text:span text:style-name="T1">apt</text:span></text:span> y dónde se encuentra?</text:p>
      <text:p text:style-name="P6"><text:span text:style-name="Strong_20_Emphasis"><text:span text:style-name="T1">Respuesta 18:</text:span></text:span> El archivo de caché de paquetes descargados por <text:span text:style-name="Source_20_Text"><text:span text:style-name="T1">apt</text:span></text:span> se encuentra en <text:span text:style-name="Source_20_Text"><text:span text:style-name="T1">/var/cache/apt/archives</text:span></text:span>.</text:p>
      <text:p text:style-name="Horizontal_20_Line"/>
      <text:p text:style-name="P6"><text:span text:style-name="Strong_20_Emphasis"><text:span text:style-name="T1">Pregunta 19:</text:span></text:span> ¿Qué es un "pin" en el contexto de <text:span text:style-name="Source_20_Text"><text:span text:style-name="T1">apt</text:span></text:span> y cómo se utiliza?</text:p>
      <text:p text:style-name="P6"><text:span text:style-name="Strong_20_Emphasis"><text:span text:style-name="T1">Respuesta 19:</text:span></text:span> Un "pin" en el contexto de <text:span text:style-name="Source_20_Text"><text:span text:style-name="T1">apt</text:span></text:span> es una forma de establecer prioridades para los paquetes y los repositorios. Se utiliza para controlar qué paquetes se instalan o actualizan desde qué repositorios.</text:p>
      <text:p text:style-name="Horizontal_20_Line"/>
      <text:p text:style-name="P6"><text:soft-page-break/><text:span text:style-name="Strong_20_Emphasis"><text:span text:style-name="T1">Pregunta 20:</text:span></text:span> ¿Cuál es el comando para mostrar información detallada sobre un paquete usando <text:span text:style-name="Source_20_Text"><text:span text:style-name="T1">apt</text:span></text:span>?</text:p>
      <text:p text:style-name="P6"><text:span text:style-name="Strong_20_Emphasis"><text:span text:style-name="T1">Respuesta 20:</text:span></text:span> El comando para mostrar información detallada sobre un paquete usando <text:span text:style-name="Source_20_Text"><text:span text:style-name="T1">apt</text:span></text:span> es <text:span text:style-name="Source_20_Text"><text:span text:style-name="T1">apt show nombre_paquete</text:span></text:span>.</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noto sans" svg:font-family="'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13b35d" officeooo:paragraph-rsid="001867df" style:font-style-asian="italic" style:font-style-complex="italic"/>
    </style:style>
    <style:style style:name="MP2" style:family="paragraph" style:parent-style-name="Footer">
      <style:paragraph-properties fo:text-align="end" style:justify-single-word="false"/>
    </style:style>
    <style:style style:name="MT1" style:family="text">
      <style:text-properties officeooo:rsid="0019d0b9"/>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draw:frame draw:style-name="Mfr1" draw:name="Imagen2" text:anchor-type="char" svg:x="11.88cm" svg:y="-0.66cm" svg:width="5.054cm" svg:height="1.207cm" draw:z-index="3"><draw:image xlink:href="Pictures/10000001000001360000004A30263C5DB1AE7E44.png" xlink:type="simple" xlink:show="embed" xlink:actuate="onLoad" draw:mime-type="image/png"/></draw:frame><text:span text:style-name="MT1">Instalación y gestión de paquetes</text:span>:</text:p>
        <text:p text:style-name="MP1">Gestión de paquetes Debian</text:p>
      </style:header>
      <style:footer>
        <text:p text:style-name="MP2"><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5T20:42:18.957932365</dc:date>
    <meta:editing-duration>PT37M33S</meta:editing-duration>
    <meta:editing-cycles>13</meta:editing-cycles>
    <meta:generator>LibreOffice/7.4.1.2$Linux_X86_64 LibreOffice_project/3c58a8f3a960df8bc8fd77b461821e42c061c5f0</meta:generator>
    <meta:document-statistic meta:table-count="0" meta:image-count="2" meta:object-count="0" meta:page-count="4" meta:paragraph-count="44" meta:word-count="739" meta:character-count="4585" meta:non-whitespace-character-count="3890"/>
  </office:meta>
</office:document-meta>
</file>